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DependencyArtifactDescriptor.initStandard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DependencyArtifactDescrip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DependencyArtifactDescriptor.ge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ge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DependencyArtifactDescriptor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getDependency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addConfiguration( String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getConfigur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DependencyArtifactDescriptor.DefaultDependencyArtifactDescriptor( DependencyDescriptor dd , String name , String type , String ext , URL url , Map extra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